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2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draw:fill="gradient" draw:fill-gradient-name="gradient" draw:gradient-step-count="0"/>
    </style:style>
    <style:style style:name="gr1" style:family="graphic" style:parent-style-name="standard">
      <style:graphic-properties draw:stroke="none" svg:stroke-color="#000000" draw:fill="none" draw:fill-color="#ffffff" draw:textarea-vertical-align="bottom" fo:min-height="4.26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vertical-align="bottom" fo:min-height="6cm"/>
      <style:paragraph-properties style:writing-mode="lr-tb"/>
    </style:style>
    <style:style style:name="P1" style:family="paragraph">
      <style:text-properties fo:font-size="12pt" style:font-size-asian="12pt" style:font-size-complex="12pt"/>
    </style:style>
    <style:style style:name="P2" style:family="paragraph">
      <loext:graphic-properties draw:fill="none" draw:fill-color="#ffffff"/>
      <style:paragraph-properties style:writing-mode="lr-tb"/>
      <style:text-properties style:font-name="Liberation Sans1" fo:font-size="12pt" style:font-size-asian="12pt" style:font-size-complex="12pt"/>
    </style:style>
    <style:style style:name="P3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>
      <loext:graphic-properties draw:fill="none" draw:fill-color="#ffffff"/>
      <style:paragraph-properties style:writing-mode="lr-tb"/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Liberation Sans1" fo:font-size="12pt" style:font-size-asian="12pt" style:font-size-complex="12pt"/>
    </style:style>
    <style:style style:name="T3" style:family="text">
      <style:text-properties fo:color="#b7b3ca" loext:opacity="100%" style:font-name="Liberation Sans1" fo:font-size="12pt" style:font-size-asian="12pt" style:font-size-complex="12pt"/>
    </style:style>
    <style:style style:name="T4" style:family="text">
      <style:text-properties style:font-name="Liberation Sans1" fo:font-size="8pt" fo:font-weight="bold" style:font-size-asian="8pt" style:font-weight-asian="bold" style:font-size-complex="8pt" style:font-weight-complex="bold"/>
    </style:style>
    <style:style style:name="T5" style:family="text">
      <style:text-properties style:font-name="Liberation Sans1" fo:font-size="8pt" fo:font-weight="normal" style:font-size-asian="8pt" style:font-weight-asian="normal" style:font-size-complex="8pt" style:font-weight-complex="normal"/>
    </style:style>
    <style:style style:name="T6" style:family="text">
      <style:text-properties style:font-name="Liberation Sans1"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text-position="0% 100%" style:font-name="Liberation Sans1" fo:font-size="8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647cm" svg:height="4.517cm" svg:x="14.839cm" svg:y="22.25cm">
          <draw:text-box>
            <text:p text:style-name="P1"><text:span text:style-name="T1">Special Thanks</text:span></text:p>
            <text:p text:style-name="P1"><text:span text:style-name="T2">Liam Kinsella</text:span></text:p>
            <text:p text:style-name="P1"><text:span text:style-name="T3"><text:s text:c="2"/></text:span><text:span text:style-name="T3">kinsley.itch.io</text:span></text:p>
            <text:p text:style-name="P1"><text:span text:style-name="T2">Tomtomtom</text:span></text:p>
            <text:p text:style-name="P1"><text:span text:style-name="T3"><text:s text:c="2"/></text:span><text:span text:style-name="T3">totallylegitimate.company</text:span></text:p>
            <text:p text:style-name="P1"><text:span text:style-name="T2">@Metal_Junkie</text:span></text:p>
            <text:p text:style-name="P1"><text:span text:style-name="T2">@KrystalCoconut</text:span></text:p>
            <text:p text:style-name="P1"><text:span text:style-name="T2">@BrockNR</text:span></text:p>
          </draw:text-box>
        </draw:frame>
        <draw:frame draw:style-name="gr2" draw:text-style-name="P4" draw:layer="layout" svg:width="13.25cm" svg:height="6.465cm" svg:x="1.25cm" svg:y="20.285cm">
          <draw:text-box>
            <text:p text:style-name="P3"><text:span text:style-name="T4"/></text:p>
            <text:p text:style-name="P3"><text:span text:style-name="T4"/></text:p>
            <text:p text:style-name="P3"><text:span text:style-name="T4">Code &amp; Game by @kism_</text:span></text:p>
            <text:p text:style-name="P3"><text:span text:style-name="T5">GPL v2 (Enjoy my Spaghetti!)</text:span></text:p>
            <text:p text:style-name="P3"><text:span text:style-name="T5">Game Maker v2.3.2.560</text:span></text:p>
            <text:p text:style-name="P3"><text:span text:style-name="T4"/></text:p>
            <text:p text:style-name="P3"><text:span text:style-name="T4">Original Art by @magicdawolfy</text:span></text:p>
            <text:p text:style-name="P3"><text:span text:style-name="T5">Creative Commons: Attribution-</text:span><text:span text:style-name="T5">NonCommercial-ShareAlike </text:span></text:p>
            <text:p text:style-name="P3"/>
            <text:p text:style-name="P3"><text:span text:style-name="T4">Stolen SFX &amp; Art</text:span></text:p>
            <text:p text:style-name="P3"><text:span text:style-name="T5">Rareware: Donkey Kong Country 2, </text:span><text:span text:style-name="T5">Donkey Kong Country 3, Donkey Kong </text:span><text:span text:style-name="T5">64</text:span></text:p>
            <text:p text:style-name="P3"><text:span text:style-name="T5">Sega: Jet Set Radio</text:span></text:p>
            <text:p text:style-name="P3"><text:span text:style-name="T6"/></text:p>
            <text:p text:style-name="P3"><text:span text:style-name="T4">Fonts</text:span></text:p>
            <text:p text:style-name="P3"><text:span text:style-name="T5">pixelsagas.com: Jumpman, Steve </text:span><text:span text:style-name="T5">Matteson: Liberation Sans, Quote-</text:span><text:span text:style-name="T5">Unquote Apps: Courier Prime</text:span></text:p>
            <text:p text:style-name="P3"><text:span text:style-name="T6"/></text:p>
            <text:p text:style-name="P3"><text:span text:style-name="T7">Other Art</text:span></text:p>
            <text:p text:style-name="P3"><text:span text:style-name="T5">vecteezy: 130580 Fruit Fridge Magnet </text:span><text:span text:style-name="T5">Vector, 109490 Vector Star Shape Se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2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linear" draw:start-color="#ffff6d" draw:end-color="#fff5c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en" fo:country="A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22T21:57:57.786779145</meta:creation-date>
    <dc:date>2021-05-24T21:44:46.545430312</dc:date>
    <meta:editing-duration>PT36M52S</meta:editing-duration>
    <meta:editing-cycles>9</meta:editing-cycles>
    <meta:generator>LibreOffice/7.1.3.2$Linux_AARCH64 LibreOffice_project/10$Build-2</meta:generator>
    <meta:document-statistic meta:object-count="2"/>
  </office:meta>
</office:document-meta>
</file>